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32pt" fo:font-weight="bold" style:font-name-asian="ＭＳ Ｐ明朝" style:font-size-asian="32pt" style:language-asian="ja" style:country-asian="JP" style:font-weight-asian="bold" style:font-size-complex="32pt" style:font-weight-complex="bold"/>
    </style:style>
    <style:style style:name="P2" style:family="paragraph" style:parent-style-name="Standard">
      <style:text-properties fo:font-size="22pt" fo:font-weight="normal" style:font-name-asian="ＭＳ Ｐ明朝" style:font-size-asian="22pt" style:language-asian="ja" style:country-asian="JP" style:font-weight-asian="normal" style:font-size-complex="2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汎用高級プログミング言語</text:p>
      <text:p text:style-name="P2"/>
      <text:p text:style-name="P2">汎用高級プログラミング言語は、単に「高級プログミング言語」あるいは「高水準プログラミング言語」と呼ばれることも多い言語で、たとえば、Ｃ言語、Ｃ＋＋、Ｃ＃、ＦＯＲＴＲＡＮ、Ｊａｖａ、Ｖｉｓｕａｌ　Ｂａｓｉｃなどがあります。これらのプログラミング言語は、さまざまな種類のアプリケーションやソフトウェアコンポーネントを開発するために作られ、たいていは複数の環境で利用できます。また、大規模なプログラム開発も可能であるという特徴があります。</text:p>
      <text:p text:style-name="P2"/>
      <text:p text:style-name="P1">スクリプト言語</text:p>
      <text:p text:style-name="P2"/>
      <text:p text:style-name="P2">スクリプト（Ｓｃｒｉｐｔ）には「記述する」という意味があり、スクリプト言語は操作や処理の手順を記述するための言語です。そのため、初期のスクリプト言語はオブジェクト指向の要素を含まない手続き型の言語でしたが、最近はスクリプト言語にもオブジェクト指向技術が取り入れられる傾向があります。</text:p>
      <text:p text:style-name="P2">スクリプト言語は、汎用高級プログラミング言語に対して、簡易なプログラミング言語としてとらえられることあもあります。また、スクリプト言語は通常データ型を指定しない（あるいは必要に応じて型変換を自動的か<text:soft-page-break/>つ柔軟に行う）ために、動的型付け言語というカテゴリに分類することもあります。</text:p>
      <text:p text:style-name="P2">代表的なスクリプト言語は、WeabサーバーやWebページでよく使われます。Webブラウザの中とWebサーバーだけで実行されるアプリケーションを開発する場合は、JavaScriptのようなスクリプト言語と、このトピックの最後で取り上げるマークアップ言語だけをマスターしても、かなり高度なことが実現できます。</text:p>
      <text:p text:style-name="P2"/>
      <text:p text:style-name="P1">マクロ言語</text:p>
      <text:p text:style-name="P2"/>
      <text:p text:style-name="P2">マクロ言語は、一般にアプリケーションの中に組み込まれていて、アプリケーションの操作をコードに置き換えるために使われます。たとえば、ドキュメント編集アプリケーションの中のドキュメントの大文字を小文字に変換する操作を行ったり、表計算アプリケーションで一連のセルの値を合計したり平均を求めて表示するような操作を行うために使います。マクロ言語の中には、システムの機能の呼び出し（たとえば、WindowsのシステムライブラリであるDLLと呼ぶファイルの中の関数の呼び出し）のような高度な機能を持っているものもあり、そのようなマクロ言語を使うとかなり高度なこともできますが、基本的にはマクロはユーザーの操作をコードに置き換えるような単純なプログラムのための言語です。</text:p>
      <text:p text:style-name="P1"><text:soft-page-break/>アセンブラ</text:p>
      <text:p text:style-name="P2"/>
      <text:p text:style-name="P2">慣例としてアセンブラと呼ばれるプログラムは、正しくはアセンブリ言語プログラム（Assembly Language Program）と呼びます。アセンブラ（Assembler）とは、正確には、アセンブリ言語で書かれたプログラムを実行可能なマシンコードに変換する（アセンブルする）ためのツールのことです。しかし、一般的には、アセンブラという言葉とアセンブリ言語プログラムという言葉が同じ意味で使われること傾向があります。</text:p>
      <text:p text:style-name="P2"/>
      <text:p text:style-name="P1">複数言語の併用</text:p>
      <text:p text:style-name="P2"/>
      <text:p text:style-name="P2">アプリケーション全体をひとつのプログラミング言語で作成しなければならないということはありません。プログラムを分割して、必要に応じて適切なプログラミング言語で開発するということも考慮するべきです。たとえば、システムのメモリやファイルをすべて調べるウイルス検出プログラムを作ろうという場合には、ユーザーが操作する部分はＧＵＩプログラミングが容易なＣ＃を使い、メモリやファイルのバイト列をチェックする関数だけを高速で実行できるアセンブリ言語プログラムで記述するという方法をとることができます。</text:p>
      <text:p text:style-name="P2"/>
      <text:p text:style-name="P2"/>
      <text:p text:style-name="P1"><text:soft-page-break/>マークアップ言語</text:p>
      <text:p text:style-name="P2"/>
      <text:p text:style-name="P2">マークアップ言語（Markup Language）は、情報を何らかの形式で記述するための言語です。マークアップ言語は、プログラムを開発するための言語ではないので、プログミング言語とは違うものとしてとらえる必要があります。</text:p>
      <text:p text:style-name="P2">マークアップ言語として代表的なものには、HTML（Hyper Text Markup Language）とXML（Extensible Markup Language）があり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55S</meta:editing-duration>
    <meta:editing-cycles>4</meta:editing-cycles>
    <meta:generator>OpenOffice/4.1.2$Win32 OpenOffice.org_project/412m3$Build-9782</meta:generator>
    <dc:date>2016-05-01T15:38:04.72</dc:date>
    <dc:creator>相澤 弘二</dc:creator>
    <meta:document-statistic meta:table-count="0" meta:image-count="0" meta:object-count="0" meta:page-count="4" meta:paragraph-count="15" meta:word-count="1548" meta:character-count="1668"/>
    <meta:user-defined meta:name="Info 1"/>
    <meta:user-defined meta:name="Info 2"/>
    <meta:user-defined meta:name="Info 3"/>
    <meta:user-defined meta:name="Info 4"/>
  </office:meta>
</office:document-meta>
</file>